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lawed foot weighed down heavily upon my back, squeezing the breath out of me. It could have been worse, he could have crushed me, but then i'd been quite flat useless pupil. </text:p>
      <text:p text:style-name="Standard"/>
      <text:p text:style-name="Standard">“Third” He growled just behind my head, hot and somewhat smelly breath wafting over me. </text:p>
      <text:p text:style-name="Standard"/>
      <text:p text:style-name="Standard">The pressure lifted and it and with it relief and air flowed back in, one and the same. Followed by the moan of pain I had been denied.</text:p>
      <text:p text:style-name="Standard"/>
      <text:p text:style-name="Standard">“Rise, quickly. Patience thin.” Rumbled my impromptu tutor, his large frame moving away to give me space. </text:p>
      <text:p text:style-name="Standard"/>
      <text:p text:style-name="Standard">I was on my feet automatically, even though I felt nowhere ready to. Aches threatened to overwhelm but weakness was not looked upon favorably. </text:p>
      <text:p text:style-name="Standard"/>
      <text:p text:style-name="Standard"/>
      <text:p text:style-name="Standard">--------------</text:p>
      <text:p text:style-name="Standard"/>
      <text:p text:style-name="Standard">Tales Kaanan had heard about them proved to be wildly exaggerated. They were not the hunched over, lumbering and scythe-clawed freaks others had whispered about. A freak is something without symmetry or sense of normalcy. These creatures, albeit ponderous in their gait and overall movement had purpose to them. The name “Drudge” they had been unofficially given was undeserved. But since they had not revealed what they called themselves to anyone, they went by many names. </text:p>
      <text:p text:style-name="Standard"/>
      <text:p text:style-name="Standard">One rumor must have been true. They dug and lived underground, among the roots and rocks of the earth. He saw that now. They were not accustomed to the light, thats why most of them wore robes with big cowls. </text:p>
      <text:p text:style-name="Standard"/>
      <text:p text:style-name="Standard">They had no feathers like Kaanan and his crew, but were covered in hard looking plates and short fur. On their muzzles were no beak, but a face that was not too unlike the eastern stripe-tailed fuzzies. They had tails too, but short and thick ones, covered in that armor.</text:p>
      <text:p text:style-name="Standard"/>
      <text:p text:style-name="Standard">They squinted funny and kept turning their short ears about. As Kaanan watched, he saw one use its clawed hand with surprising dexterity to grip a fallen object. Which was an impressive feat considering he was holding on to a crate of goods with the other. </text:p>
      <text:p text:style-name="Standard"/>
      <text:p text:style-name="Standard">Kaanan looked down at his own sketch. It was crude, he was not happy with it. But it at least gave the viewer a rough idea of what he'd seen. </text:p>
      <text:p text:style-name="Standard"/>
      <text:p text:style-name="Standard">A scraping walk alerted him to someone approaching. It was one of them, it had spied him trying to draw them. It was too late to hide it. </text:p>
      <text:p text:style-name="Standard"/>
      <text:p text:style-name="Standard">“Ah... talent in depiction of nature” It spoke in surprisingly fluent common-speech of the people.</text:p>
      <text:p text:style-name="Standard"/>
      <text:p text:style-name="Standard">“I-im sorry, I hope I did not mean to offend.” Kaanan heard himself squawk nervously as he started to apologize. They were notoriously reclusive and difficult creatures to trade with. Slightest offenses, imagined or otherwise, often meant further trade was forever denied and blacklisted. He did not want to be the cause of a failed trade-mission!</text:p>
      <text:p text:style-name="Standard"/>
      <text:p text:style-name="Standard"><text:soft-page-break/>“Your talent intrigues me. You have eye for detail and proportion. But you lack a proper subject not scurrying too and fro, dont you? Your accuracy is lacking however...” It pointed a claw, tapping at Kaanans notebook gingerly. </text:p>
      <text:p text:style-name="Standard"/>
      <text:p text:style-name="Standard">“Thank you. Yes, I have to fill in the gaps of what I do not see.” Kaanan nodded, excited to be this close to one of them. They tended to keep their distance. </text:p>
      <text:p text:style-name="Standard"/>
      <text:p text:style-name="Standard">“Follow me and I will enlighten you.” It turned and wandered into one of the warehouse buildings we had just been filled up with our goods. Whatever was in store for Kaanan in there did not deteer him. He would not let the opportunity pass. </text:p>
      <text:p text:style-name="Standard"/>
      <text:p text:style-name="Standard">Upon entry a voice spoke to him from the gloom. “Close the door and bolt it.” He obeyed hesitantly and while doing so a bright lantern came to light. He had not seen the creature light it and it shone a steady strong if reddish light. </text:p>
      <text:p text:style-name="Standard"/>
      <text:p text:style-name="Standard">He did not have time to wonder about it as the Drudge was undressing before him, slipping out of its.... his robe and coming to stand before him undressed. He drank in the sight of the figure before him, keenly aware of that few had had this privilege. </text:p>
      <text:p text:style-name="Standard"/>
      <text:p text:style-name="Standard">Strong looking arms, short but thick looking feet. Plates along his back from top of snout to tail, at their thickest at the center of the back. The rest was short fur, a rather unprotected underside in comparison. <text:s/></text:p>
      <text:p text:style-name="Standard"/>
      <text:p text:style-name="Standard">http://40.media.tumblr.com/4829af552b95bc7e5a8f089e8561a9dd/tumblr_o2wq9h9QDB1rzysq4o1_1280.png</text:p>
      <text:p text:style-name="Standard"/>
      <text:p text:style-name="Standard">“Is your curiosity satisfied?” he spoke and smiled slightly. </text:p>
      <text:p text:style-name="Standard"/>
      <text:p text:style-name="Standard">“Oh yes, yes. This is excellent.” Kaanan nodded vigorously, grateful. </text:p>
      <text:p text:style-name="Standard"/>
      <text:p text:style-name="Standard">“There is something im curious about too.” The Drudge stepped closer. Kaanan figured the next mystery was to find out what they really called themselves. </text:p>
      <text:p text:style-name="Standard"/>
      <text:p text:style-name="Standard">“Oh yes?” </text:p>
      <text:p text:style-name="Standard"/>
      <text:p text:style-name="Standard">“They say... you Gryphs can kiss pretty well with those beaks of yours.” </text:p>
      <text:p text:style-name="Standard"/>
      <text:p text:style-name="Standard">Kaanan chuckled. And nodd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2T21:50:09.16</meta:creation-date>
    <meta:document-statistic meta:table-count="0" meta:image-count="0" meta:object-count="0" meta:page-count="2" meta:paragraph-count="27" meta:word-count="783" meta:character-count="4427"/>
    <dc:date>2016-03-02T23:28:51.22</dc:date>
    <meta:editing-duration>PT16M31S</meta:editing-duration>
    <meta:editing-cycles>1</meta:editing-cycles>
    <meta:generator>OpenOffice/4.1.1$Win32 OpenOffice.org_project/411m6$Build-9775</meta:generator>
  </office:meta>
</office:document-meta>
</file>